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612cm" fo:min-width="3.544cm" fo:padding-top="0.225cm" fo:padding-bottom="0.225cm" fo:padding-left="0.35cm" fo:padding-right="0.35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5.312cm" fo:padding-top="0.225cm" fo:padding-bottom="0.225cm" fo:padding-left="0.35cm" fo:padding-right="0.3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3.778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2.4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434cm" fo:min-width="2.306cm" fo:padding-top="0.225cm" fo:padding-bottom="0.225cm" fo:padding-left="0.35cm" fo:padding-right="0.3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2cm" svg:stroke-color="#800080" draw:marker-start-width="0.432cm" draw:marker-end-width="0.432cm" draw:fill-color="#ffffff" draw:textarea-horizontal-align="justify" draw:textarea-vertical-align="middle" draw:auto-grow-height="false" fo:min-height="0.386cm" fo:min-width="1.868cm" fo:padding-top="0.201cm" fo:padding-bottom="0.201cm" fo:padding-left="0.326cm" fo:padding-right="0.326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width="0.152cm" svg:stroke-color="#e8a202" draw:marker-start-width="0.432cm" draw:marker-end-width="0.432cm" draw:fill-color="#ffffff" draw:textarea-horizontal-align="justify" draw:textarea-vertical-align="middle" draw:auto-grow-height="false" fo:min-height="0.726cm" fo:min-width="2.976cm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152cm" svg:stroke-color="#e8a202" draw:marker-start-width="0.432cm" draw:marker-end-width="0.432cm" draw:fill-color="#ffffff" draw:textarea-horizontal-align="justify" draw:textarea-vertical-align="middle" draw:auto-grow-height="false" fo:min-height="0.726cm" fo:min-width="13.726cm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52cm" svg:stroke-color="#800080" draw:marker-start-width="0.432cm" draw:marker-end-width="0.432cm" draw:fill-color="#ffffff" draw:textarea-horizontal-align="justify" draw:textarea-vertical-align="middle" draw:auto-grow-height="false" fo:min-height="0.858cm" fo:min-width="5.644cm" fo:padding-top="0.201cm" fo:padding-bottom="0.201cm" fo:padding-left="0.326cm" fo:padding-right="0.326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152cm" svg:stroke-color="#e8a202" draw:marker-start-width="0.432cm" draw:marker-end-width="0.432cm" draw:fill-color="#ffffff" draw:textarea-horizontal-align="justify" draw:textarea-vertical-align="middle" draw:auto-grow-height="false" fo:min-height="0.726cm" fo:min-width="13.726cm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6.548cm" fo:padding-top="0.225cm" fo:padding-bottom="0.225cm" fo:padding-left="0.35cm" fo:padding-right="0.3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1.15cm" fo:min-width="4.678cm" fo:padding-top="0.175cm" fo:padding-bottom="0.175cm" fo:padding-left="0.3cm" fo:padding-right="0.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2cm" svg:stroke-color="#81d41a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7.08cm" fo:padding-top="0.225cm" fo:padding-bottom="0.225cm" fo:padding-left="0.35cm" fo:padding-right="0.3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1.15cm" fo:min-width="5.414cm" fo:padding-top="0.175cm" fo:padding-bottom="0.175cm" fo:padding-left="0.3cm" fo:padding-right="0.3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6.018cm" fo:padding-top="0.225cm" fo:padding-bottom="0.225cm" fo:padding-left="0.35cm" fo:padding-right="0.35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1.15cm" fo:min-width="4.594cm" fo:padding-top="0.175cm" fo:padding-bottom="0.175cm" fo:padding-left="0.3cm" fo:padding-right="0.3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1.5cm" svg:x="34.375cm" svg:y="3cm">
          <text:p text:style-name="P1">/joint_st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s" svg:x1="37.375cm" svg:y1="4.5cm" svg:x2="37.407cm" svg:y2="6.5cm" draw:start-shape="id1" draw:start-glue-point="8" svg:d="M37375 4500v602l32 1398" svg:viewBox="0 0 33 2001">
          <text:p/>
        </draw:connector>
        <draw:g draw:style-name="gr3">
          <draw:custom-shape draw:style-name="gr4" draw:text-style-name="P5" draw:layer="layout" svg:width="8.5cm" svg:height="1.75cm" svg:x="33.25cm" svg:y="6.5cm">
            <text:p text:style-name="P4"><text:span text:style-name="T1">/joint_acceleration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378cm" svg:height="1cm" svg:x="35.311cm" svg:y="7.75cm">
            <text:p text:style-name="P4"><text:span text:style-name="T2">JointAccel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6" draw:text-style-name="P5" draw:layer="layout" svg:width="3cm" svg:height="1cm" svg:x="1.5cm" svg:y="1.375cm">
            <text:p text:style-name="P4"><text:span text:style-name="T2">.ms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5cm" svg:height="1.25cm" svg:x="5cm" svg:y="1.25cm">
            <text:p text:style-name="P4"><text:span text:style-name="T3">/top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8" draw:text-style-name="P5" draw:layer="layout" svg:width="4cm" svg:height="1.25cm" svg:x="1.25cm" svg:y="3cm">
            <text:p text:style-name="P4"><text:span text:style-name="T2">.srv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7" draw:layer="layout" svg:width="3.75cm" svg:height="1.25cm" svg:x="5.75cm" svg:y="3cm">
            <text:p text:style-name="P6"><text:span text:style-name="T2">/ros_sr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 xml:id="id2" draw:id="id2">
          <draw:custom-shape draw:style-name="gr10" draw:text-style-name="P7" draw:layer="layout" svg:width="14.5cm" svg:height="1.25cm" svg:x="51.125cm" svg:y="4.75cm">
            <text:p text:style-name="P6"><text:span text:style-name="T2">/current_operational_space_jacobian_sr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0cm" svg:height="2cm" svg:x="53.375cm" svg:y="6cm">
            <text:p text:style-name="P4"><text:span text:style-name="T2">SetOperationalSpaceJacobian.srv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3" xml:id="id3" draw:id="id3">
          <draw:custom-shape draw:style-name="gr12" draw:text-style-name="P7" draw:layer="layout" svg:width="14.5cm" svg:height="1.25cm" svg:x="51.125cm" svg:y="10cm">
            <text:p text:style-name="P6"><text:span text:style-name="T2">/current_cartesian_state_sr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0cm" svg:height="2cm" svg:x="53.375cm" svg:y="11.25cm">
            <text:p text:style-name="P4"><text:span text:style-name="T2">SetCurrentCartesianState.srv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onnector draw:style-name="gr13" draw:text-style-name="P3" draw:layer="layout" svg:x1="58.375cm" svg:y1="8cm" svg:x2="58.375cm" svg:y2="10cm" draw:start-shape="id2" draw:start-glue-point="2" draw:end-shape="id3" draw:end-glue-point="0" svg:d="M58375 8000v2000" svg:viewBox="0 0 1 2001">
          <text:p/>
        </draw:connector>
        <draw:connector draw:style-name="gr13" draw:text-style-name="P3" draw:layer="layout" draw:line-skew="-0.238cm" svg:x1="40.35cm" svg:y1="3.84cm" svg:x2="51.1cm" svg:y2="6.465cm" svg:d="M40350 3840h5137v2625h5613" svg:viewBox="0 0 10751 2626">
          <text:p/>
        </draw:connector>
        <draw:connector draw:style-name="gr13" draw:text-style-name="P3" draw:layer="layout" svg:x1="40.325cm" svg:y1="3.93cm" svg:x2="51.125cm" svg:y2="11.625cm" draw:end-shape="id3" svg:d="M40325 3930h5112v7695h5688" svg:viewBox="0 0 10801 7696">
          <text:p/>
        </draw:connector>
        <draw:frame draw:style-name="gr14" draw:text-style-name="P8" draw:layer="layout" svg:width="8cm" svg:height="0.962cm" svg:x="60.25cm" svg:y="8.788cm">
          <draw:text-box>
            <text:p><text:span text:style-name="T4">initServerCartesianState()</text:span></text:p>
          </draw:text-box>
        </draw:frame>
        <draw:frame draw:style-name="gr15" draw:text-style-name="P8" draw:layer="layout" svg:width="9.5cm" svg:height="1.673cm" svg:x="59.5cm" svg:y="3.538cm">
          <draw:text-box>
            <text:p><text:span text:style-name="T4">initServerOperationalJacobian()</text:span></text:p>
          </draw:text-box>
        </draw:frame>
        <draw:g draw:style-name="gr3" xml:id="id4" draw:id="id4">
          <draw:custom-shape draw:style-name="gr16" draw:text-style-name="P5" draw:layer="layout" svg:width="10.25cm" svg:height="1.75cm" svg:x="13.5cm" svg:y="9cm">
            <text:p text:style-name="P4"><text:span text:style-name="T1">/current_cartesian_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5.278cm" svg:height="1.5cm" svg:x="15.986cm" svg:y="10.25cm">
            <text:p text:style-name="P4"><text:span text:style-name="T2">CurrentCartesianState.msg</text:span></text:p>
            <draw:enhanced-geometry svg:viewBox="0 0 21600 21600" draw:type="rectangle" draw:enhanced-path="M 0 0 L 21600 0 21600 21600 0 21600 0 0 Z N"/>
          </draw:custom-shape>
        </draw:g>
        <draw:connector draw:style-name="gr18" draw:text-style-name="P3" draw:layer="layout" svg:x1="34.375cm" svg:y1="3.75cm" svg:x2="23.75cm" svg:y2="10.375cm" draw:start-shape="id1" draw:start-glue-point="6" draw:end-shape="id4" draw:end-glue-point="1" svg:d="M34375 3750h-5312v6625h-5313" svg:viewBox="0 0 10626 6626">
          <text:p/>
        </draw:connector>
        <draw:g draw:style-name="gr3">
          <draw:custom-shape draw:style-name="gr19" draw:text-style-name="P5" draw:layer="layout" svg:width="11cm" svg:height="1.75cm" svg:x="17.75cm" svg:y="31.5cm">
            <text:p text:style-name="P4"><text:span text:style-name="T1">/desired_cartesian_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layout" svg:width="6.014cm" svg:height="1.5cm" svg:x="20.243cm" svg:y="32.75cm">
            <text:p text:style-name="P4"><text:span text:style-name="T2">DesiredCartesianState.msg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1" draw:text-style-name="P5" draw:layer="layout" svg:width="9.5cm" svg:height="1.75cm" svg:x="55.25cm" svg:y="31.5cm">
            <text:p text:style-name="P4"><text:span text:style-name="T1">/idosc_control_vect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5.194cm" svg:height="1.5cm" svg:x="57.403cm" svg:y="32.75cm">
            <text:p text:style-name="P4"><text:span text:style-name="T2">idosc_control_vector.msg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1" draw:text-style-name="P5" draw:layer="layout" svg:width="9.5cm" svg:height="1.75cm" svg:x="44.25cm" svg:y="31.5cm">
            <text:p text:style-name="P4"><text:span text:style-name="T1">/idosc_control_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5.194cm" svg:height="1.5cm" svg:x="46.403cm" svg:y="32.75cm">
            <text:p text:style-name="P4"><text:span text:style-name="T2">idosc_control_input.msg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9" draw:text-style-name="P5" draw:layer="layout" svg:width="11cm" svg:height="1.75cm" svg:x="30cm" svg:y="31.5cm">
            <text:p text:style-name="P4"><text:span text:style-name="T1">/error_cartesian_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layout" svg:width="6.014cm" svg:height="1.5cm" svg:x="32.493cm" svg:y="32.75cm">
            <text:p text:style-name="P4"><text:span text:style-name="T2">ErrorCartesianState.msg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13:32.524343037</meta:creation-date>
    <dc:date>2023-11-07T09:37:16.487143836</dc:date>
    <meta:editing-duration>P18DT22H47M22S</meta:editing-duration>
    <meta:editing-cycles>19</meta:editing-cycles>
    <meta:generator>LibreOffice/7.6.2.1$Linux_X86_64 LibreOffice_project/56f7684011345957bbf33a7ee678afaf4d2ba333</meta:generator>
    <meta:document-statistic meta:object-count="38"/>
  </office:meta>
</office:document-meta>
</file>